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0.6102in"/>
    </style:style>
    <style:style style:name="co3" style:family="table-column">
      <style:table-column-properties fo:break-before="auto" style:column-width="1.1681in"/>
    </style:style>
    <style:style style:name="co4" style:family="table-column">
      <style:table-column-properties fo:break-before="auto" style:column-width="1.1425in"/>
    </style:style>
    <style:style style:name="co5" style:family="table-column">
      <style:table-column-properties fo:break-before="auto" style:column-width="0.889in"/>
    </style:style>
    <style:style style:name="co6" style:family="table-column">
      <style:table-column-properties fo:break-before="auto" style:column-width="1.828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text-properties fo:font-weight="bold" style:font-weight-asian="bold" style:font-weight-complex="bold"/>
    </style:style>
    <style:style style:name="ce2" style:family="table-cell" style:parent-style-name="Default" style:data-style-name="N121"/>
  </office:automatic-styles>
  <office:body>
    <office:spreadsheet>
      <table:calculation-settings table:automatic-find-labels="false" table:use-regular-expressions="false" table:use-wildcards="true"/>
      <table:table table:name="Patie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DATE</text:p>
          </table:table-cell>
          <table:table-cell table:style-name="ce1" office:value-type="string" calcext:value-type="string">
            <text:p>COUNT</text:p>
          </table:table-cell>
          <table:table-cell table:style-name="ce1" office:value-type="string" calcext:value-type="string">
            <text:p>SYSON, PEDRO</text:p>
          </table:table-cell>
          <table:table-cell table:style-name="ce1" office:value-type="string" calcext:value-type="string">
            <text:p>SYSON, PETER</text:p>
          </table:table-cell>
          <table:table-cell table:style-name="ce1" office:value-type="string" calcext:value-type="string">
            <text:p>OLOPS</text:p>
          </table:table-cell>
          <table:table-cell table:style-name="ce1" office:value-type="string" calcext:value-type="string">
            <text:p>REJUSO, CHARITY AMOR</text:p>
          </table:table-cell>
        </table:table-row>
        <table:table-row table:style-name="ro1">
          <table:table-cell table:style-name="ce2" table:formula="of:=NOW()" office:value-type="date" office:date-value="2020-05-08T08:03:25.63" calcext:value-type="date">
            <text:p>08-May-20</text:p>
          </table:table-cell>
          <table:table-cell office:value-type="float" office:value="1" calcext:value-type="float">
            <text:p>1</text:p>
          </table:table-cell>
          <table:table-cell table:number-columns-repeated="4"/>
        </table:table-row>
        <table:table-row table:style-name="ro1">
          <table:table-cell/>
          <table:table-cell office:value-type="float" office:value="2" calcext:value-type="float">
            <text:p>2</text:p>
          </table:table-cell>
          <table:table-cell table:number-columns-repeated="4"/>
        </table:table-row>
        <table:table-row table:style-name="ro1">
          <table:table-cell/>
          <table:table-cell office:value-type="float" office:value="3" calcext:value-type="float">
            <text:p>3</text:p>
          </table:table-cell>
          <table:table-cell table:number-columns-repeated="4"/>
        </table:table-row>
        <table:table-row table:style-name="ro1">
          <table:table-cell/>
          <table:table-cell office:value-type="float" office:value="4" calcext:value-type="float">
            <text:p>4</text:p>
          </table:table-cell>
          <table:table-cell table:number-columns-repeated="4"/>
        </table:table-row>
        <table:table-row table:style-name="ro1">
          <table:table-cell/>
          <table:table-cell office:value-type="float" office:value="5" calcext:value-type="float">
            <text:p>5</text:p>
          </table:table-cell>
          <table:table-cell table:number-columns-repeated="4"/>
        </table:table-row>
        <table:table-row table:style-name="ro1">
          <table:table-cell/>
          <table:table-cell office:value-type="float" office:value="6" calcext:value-type="float">
            <text:p>6</text:p>
          </table:table-cell>
          <table:table-cell table:number-columns-repeated="4"/>
        </table:table-row>
        <table:table-row table:style-name="ro1">
          <table:table-cell/>
          <table:table-cell office:value-type="float" office:value="7" calcext:value-type="float">
            <text:p>7</text:p>
          </table:table-cell>
          <table:table-cell table:number-columns-repeated="4"/>
        </table:table-row>
        <table:table-row table:style-name="ro1">
          <table:table-cell/>
          <table:table-cell office:value-type="float" office:value="8" calcext:value-type="float">
            <text:p>8</text:p>
          </table:table-cell>
          <table:table-cell table:number-columns-repeated="4"/>
        </table:table-row>
        <table:table-row table:style-name="ro1">
          <table:table-cell/>
          <table:table-cell office:value-type="float" office:value="9" calcext:value-type="float">
            <text:p>9</text:p>
          </table:table-cell>
          <table:table-cell table:number-columns-repeated="4"/>
        </table:table-row>
        <table:table-row table:style-name="ro1">
          <table:table-cell/>
          <table:table-cell office:value-type="float" office:value="10" calcext:value-type="float">
            <text:p>10</text:p>
          </table:table-cell>
          <table:table-cell table:number-columns-repeated="4"/>
        </table:table-row>
        <table:table-row table:style-name="ro1">
          <table:table-cell/>
          <table:table-cell office:value-type="float" office:value="11" calcext:value-type="float">
            <text:p>11</text:p>
          </table:table-cell>
          <table:table-cell table:number-columns-repeated="4"/>
        </table:table-row>
        <table:table-row table:style-name="ro1">
          <table:table-cell/>
          <table:table-cell office:value-type="float" office:value="12" calcext:value-type="float">
            <text:p>12</text:p>
          </table:table-cell>
          <table:table-cell table:number-columns-repeated="4"/>
        </table:table-row>
        <table:table-row table:style-name="ro1">
          <table:table-cell/>
          <table:table-cell office:value-type="float" office:value="13" calcext:value-type="float">
            <text:p>13</text:p>
          </table:table-cell>
          <table:table-cell table:number-columns-repeated="4"/>
        </table:table-row>
        <table:table-row table:style-name="ro1">
          <table:table-cell/>
          <table:table-cell office:value-type="float" office:value="14" calcext:value-type="float">
            <text:p>14</text:p>
          </table:table-cell>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4921in"/>
      <style:text-properties style:font-name="Liberation Sans" fo:language="en" fo:country="PH" style:font-name-asian="PingFang SC" style:language-asian="zh" style:country-asian="CN" style:font-name-complex="Arial Unicode MS" style:language-complex="hi" style:country-complex="IN"/>
    </style:default-style>
    <number:number-style style:name="N0">
      <number:number number:min-integer-digits="1"/>
    </number:number-style>
    <number:date-style style:name="N121">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8">00/00/0000</text:date>, <text:time style:data-style-name="N2" text:time-value="08:03:25.1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8T07:03:45.160472000</meta:creation-date>
    <dc:date>2020-05-08T08:05:58.071000000</dc:date>
    <meta:editing-duration>P1DT5H14M9S</meta:editing-duration>
    <meta:editing-cycles>58</meta:editing-cycles>
    <meta:generator>LibreOffice/6.3.5.2$Windows_x86 LibreOffice_project/dd0751754f11728f69b42ee2af66670068624673</meta:generator>
    <meta:document-statistic meta:table-count="1" meta:cell-count="21"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sendReportToCashier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807
'  @date updated: 20200508
'
'  References:
'  1) https://stackoverflow.com/questions/1319136/openoffice-calc-macro-for-csv-saving;
'  last accessed: 20200420
'  2) https://documentation.libreoffice.org/assets/Uploads/Documentation/en/GS5.1/HTML/GS5113-GettingStartedWithMacros.html#__RefHeading__5158_1196992793;
'  last accessed: 20200420
'  3) https://wiki.openoffice.org/wiki/Documentation/DevGuide/Spreadsheets/Filter_Options 
'  last accessed: 20200420
'

'Application.DisplayAlerts = False

  'added by Mike, 20200508
  GlobalScope.BasicLibraries.loadLibrary("Tools") 
  dim sPath as String
  dim sFileName as String
  dim sDateToday as String

  dim document   as object
  dim dispatcher as object
  
  'added by Mike, 20200508
  dim saveAsCSVArgs(2) as new com.sun.star.beans.PropertyValue
  dim saveAsODSArgs(1) as new com.sun.star.beans.PropertyValue

  'added by Mike, 20200508
  'auto-identify location
  'Reference: https://ask.libreoffice.org/en/question/207999/how-to-check-folders-name-by-macro/;
  'last accessed: 20200508
  'answer by: 0paque on 20190909; updated on 20190909 
  sPath = DirectoryNameoutofPath(ThisComponent.getURL(),"/")
'  sPath = ConvertFromURL(sPath) 'removed by Mike, 20200508
'  MsgBox sPath

  sFileName = FileNameoutofPath(ThisComponent.getURL(),"/")
'  MsgBox sFileName

  'added by Mike, 20200508
  'auto-identify date today
  sDateToday = Format(Now(), "yyyy-mm-dd")
'  MsgBox sDateToday

  document   = ThisComponent.CurrentController.Frame
  dispatcher = createUnoService("com.sun.star.frame.DispatchHelper")

'  dim args1(2) as new com.sun.star.beans.PropertyValue

  saveAsCSVArgs(0).Name = "URL"
  'update file location
'  args1(0).Value = "file:///Users/Usbong/Documents/output/filename.csv"
'  args1(0).Value = sPath &amp; "/output/informationDesk/libreOfficeOutput/Patients" &amp; sDateToday &amp; ".csv"
  saveAsCSVArgs(0).Value = sPath &amp; "/output/informationDesk/libreOfficeOutput/Patients" &amp; sDateToday &amp; ".txt"

  saveAsCSVArgs(1).Name = "FilterName"
  saveAsCSVArgs(1).Value = "Text - txt - csv (StarCalc)"
  saveAsCSVArgs(2).Name = "FilterOptions"
  saveAsCSVArgs(2).Value = "44,34,0,1,76,1"

'  Msgbox args1(0).Value
  
  dispatcher.executeDispatch(document, ".uno:SaveAs", "", 0, saveAsCSVArgs())

  'added by Mike, 20200508
'  dim args(1) as new com.sun.star.beans.PropertyValue
  saveAsODSArgs(0).Name = "URL"
  saveAsODSArgs(0).Value = sPath &amp; "/" &amp; sFileName 
  saveAsODSArgs(1).Name = "FilterName"
  saveAsODSArgs(1).Value = "writer8"

  dispatcher.executeDispatch(document, ".uno:SaveAs", "", 0, saveAsODSArgs())

'  msgbox("Waka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